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6.938cm" style:use-optimal-column-width="false"/>
    </style:style>
    <style:style style:name="co2" style:family="table-column">
      <style:table-column-properties style:column-width="7.753cm" style:use-optimal-column-width="false"/>
    </style:style>
    <style:style style:name="co3" style:family="table-column">
      <style:table-column-properties style:column-width="11.85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7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e6e6e6" style:repeat="repeat"/>
    </style:style>
    <style:style style:name="P1" style:family="paragraph">
      <style:paragraph-properties>
        <style:tab-stops>
          <style:tab-stop style:position="7.885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6.543cm" svg:height="7.703cm" svg:x="0.735cm" svg:y="3.9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">Q1: Distributed vs. <text:s text:c="7"/></text:p>
                <text:p text:style-name="P1"><text:s text:c="7"/>centralized schemes</text:p>
              </table:table-cell>
              <table:table-cell>
                <text:p>Q2: Convergence of distributed </text:p>
                <text:p><text:s text:c="7"/>scheme, the role of game</text:p>
              </table:table-cell>
            </table:table-row>
            <table:table-row table:style-name="ro1" table:default-cell-style-name="ce1">
              <table:table-cell/>
              <table:table-cell>
                <text:p>C1: Comparison</text:p>
              </table:table-cell>
              <table:table-cell>
                <text:p>C2: Algorithm design with game model</text:p>
              </table:table-cell>
            </table:table-row>
            <table:table-row table:style-name="ro2" table:default-cell-style-name="ce1">
              <table:table-cell>
                <text:p>P1: Utilization of TV </text:p>
                <text:p><text:s text:c="6"/>white spectrum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>P2: Robust cluster </text:p>
                <text:p><text:s text:c="6"/>structure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P3: Light weight </text:p>
                <text:p><text:s text:c="6"/>routing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4.605cm" svg:height="1.27cm" svg:x="8.609cm" svg:y="6.742cm">
          <text:p text:style-name="P2">S1: Distributed channel and power allo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4.605cm" svg:height="1.27cm" svg:x="8.608cm" svg:y="8.441cm">
          <text:p text:style-name="P2">S2: Versatile robust clust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1.357cm" svg:height="1.27cm" svg:x="15.632cm" svg:y="10.144cm">
          <text:p text:style-name="P2"><text:span text:style-name="T1">S3: Spectrum aware virtual coordina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 </meta:initial-creator>
    <meta:creation-date>2016-02-03T22:52:23</meta:creation-date>
    <dc:date>2016-02-04T23:47:47</dc:date>
    <dc:creator>di </dc:creator>
    <meta:editing-duration>PT52M4S</meta:editing-duration>
    <meta:editing-cycles>3</meta:editing-cycles>
    <meta:generator>LibreOffice/3.5$Linux_x86 LibreOffice_project/350m1$Build-2</meta:generator>
    <meta:document-statistic meta:object-count="4"/>
  </office:meta>
</office:document-meta>
</file>